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raconianErrorHandler.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aconianErrorHandl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aconianErrorHandler.warning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raconianErrorHandler.Draconian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raconianErrorHandler.fatal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